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d6548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d6548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text-properties fo:font-size="10.5pt" officeooo:paragraph-rsid="004d6548" style:font-name="Arial" style:font-size-asian="10.5pt" style:font-size-complex="10.5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4d6548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d6548" style:font-name="Arial" style:font-size-asian="10pt" style:font-size-complex="10pt"/>
    </style:style>
    <style:style style:family="paragraph" style:name="P14" style:parent-style-name="UrbanTitle2">
      <style:paragraph-properties fo:text-align="start" style:justify-single-word="false"/>
      <style:text-properties fo:font-size="11pt" fo:font-style="normal" fo:font-weight="bold" officeooo:paragraph-rsid="004d654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bda3c"/>
    </style:style>
    <style:style style:family="text" style:name="T9">
      <style:text-properties fo:country="BE" fo:language="fr" style:font-name-complex="Calibri"/>
    </style:style>
    <style:style style:family="text" style:name="T10">
      <style:text-properties fo:country="BE" fo:language="fr" officeooo:rsid="003bc4f2" style:font-name-complex="Calibri"/>
    </style:style>
    <style:style style:family="text" style:name="T11">
      <style:text-properties fo:background-color="transparent" fo:country="BE" fo:language="fr" loext:char-shading-value="0" style:font-name-complex="Arial"/>
    </style:style>
    <style:style style:family="text" style:name="T12">
      <style:text-properties fo:background-color="transparent" fo:country="BE" fo:language="fr" loext:char-shading-value="0" officeooo:rsid="003437cd" style:font-name-complex="Arial"/>
    </style:style>
    <style:style style:family="text" style:name="T13">
      <style:text-properties style:font-name-complex="Arial"/>
    </style:style>
    <style:style style:family="text" style:name="T14">
      <style:text-properties style:font-name-complex="Calibri"/>
    </style:style>
    <style:style style:family="text" style:name="T15">
      <style:text-properties officeooo:rsid="002de73c" style:font-name-complex="Calibri"/>
    </style:style>
    <style:style style:family="text" style:name="T16">
      <style:text-properties fo:background-color="#fff200" fo:color="#ce181e" loext:char-shading-value="0" officeooo:rsid="002cf8be"/>
    </style:style>
    <style:style style:family="text" style:name="T17">
      <style:text-properties officeooo:rsid="00362119"/>
    </style:style>
    <style:style style:family="text" style:name="T18">
      <style:text-properties officeooo:rsid="00318bbc"/>
    </style:style>
    <style:style style:family="text" style:name="T19">
      <style:text-properties officeooo:rsid="003bc4f2"/>
    </style:style>
    <style:style style:family="text" style:name="T20">
      <style:text-properties officeooo:rsid="0049ad04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6">VILLE</text:span></text:p>
            <text:p text:style-name="P2">ADRESSE</text:p>
            <text:p text:style-name="P14">RECOMMANDÉ</text:p>
          </table:table-cell>
        </table:table-row>
      </table:table>
      <text:p text:style-name="P11"/>
      <text:p text:style-name="P4">Transmis<text:span text:style-name="T7">sion</text:span> <text:span text:style-name="T8">de la demande de plans modificatifs</text:span></text:p>
      <text:p text:style-name="P3"/>
      <text:p text:style-name="P15"><text:span text:style-name="T5"/></text:p>
      <text:p text:style-name="P8"/>
      <text:p text:style-name="P5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8">Monsieur le Fonctionnaire Technique</text:span>,</text:p>
      <text:p text:style-name="P5"/>
      <text:p text:style-name="P9">Dans le cadre de la demande dont question sous rubrique, vous trouverez, en annexe, une copie du courrier envoyé, au demandeur, conformément <text:span text:style-name="T20">à l'Arreté du Gouvernement Wallon du 4 juillet 2002 relatif à la procédure et à diverses mesures d'exécution du </text:span>décret <text:span text:style-name="T19">du 11 mars 1999 </text:span>relatif au<text:span text:style-name="T19">x permis d'environnement</text:span>.</text:p>
      <text:p text:style-name="P6"/>
      <text:p text:style-name="P6"><text:span text:style-name="T9">Je vous informe qu’en séance du </text:span><text:span text:style-name="T11"><text:text-input text:description="Permis de bâtir-Date du dernier rapport de collège">licence_view.format_date(self.getLastDecisionProjectFromSPWEv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7"/>
      <text:p text:style-name="P7">Nous vous en souhaitons bonne réception et nous vous prions d'agréer, <text:span text:style-name="T18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d6548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d6548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text-properties fo:font-size="10.5pt" officeooo:paragraph-rsid="004d6548" style:font-name="Arial" style:font-size-asian="10.5pt" style:font-size-complex="10.5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4d6548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d6548" style:font-name="Arial" style:font-size-asian="10pt" style:font-size-complex="10pt"/>
    </style:style>
    <style:style style:family="paragraph" style:name="P14" style:parent-style-name="UrbanTitle2">
      <style:paragraph-properties fo:text-align="start" style:justify-single-word="false"/>
      <style:text-properties fo:font-size="11pt" fo:font-style="normal" fo:font-weight="bold" officeooo:paragraph-rsid="004d654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bda3c"/>
    </style:style>
    <style:style style:family="text" style:name="T9">
      <style:text-properties fo:country="BE" fo:language="fr" style:font-name-complex="Calibri"/>
    </style:style>
    <style:style style:family="text" style:name="T10">
      <style:text-properties fo:country="BE" fo:language="fr" officeooo:rsid="003bc4f2" style:font-name-complex="Calibri"/>
    </style:style>
    <style:style style:family="text" style:name="T11">
      <style:text-properties fo:background-color="transparent" fo:country="BE" fo:language="fr" loext:char-shading-value="0" style:font-name-complex="Arial"/>
    </style:style>
    <style:style style:family="text" style:name="T12">
      <style:text-properties fo:background-color="transparent" fo:country="BE" fo:language="fr" loext:char-shading-value="0" officeooo:rsid="003437cd" style:font-name-complex="Arial"/>
    </style:style>
    <style:style style:family="text" style:name="T13">
      <style:text-properties style:font-name-complex="Arial"/>
    </style:style>
    <style:style style:family="text" style:name="T14">
      <style:text-properties style:font-name-complex="Calibri"/>
    </style:style>
    <style:style style:family="text" style:name="T15">
      <style:text-properties officeooo:rsid="002de73c" style:font-name-complex="Calibri"/>
    </style:style>
    <style:style style:family="text" style:name="T16">
      <style:text-properties fo:background-color="#fff200" fo:color="#ce181e" loext:char-shading-value="0" officeooo:rsid="002cf8be"/>
    </style:style>
    <style:style style:family="text" style:name="T17">
      <style:text-properties officeooo:rsid="00362119"/>
    </style:style>
    <style:style style:family="text" style:name="T18">
      <style:text-properties officeooo:rsid="00318bbc"/>
    </style:style>
    <style:style style:family="text" style:name="T19">
      <style:text-properties officeooo:rsid="003bc4f2"/>
    </style:style>
    <style:style style:family="text" style:name="T20">
      <style:text-properties officeooo:rsid="0049ad04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6">VILLE</text:span></text:p>
            <text:p text:style-name="P2">ADRESSE</text:p>
            <text:p text:style-name="P14">RECOMMANDÉ</text:p>
          </table:table-cell>
        </table:table-row>
      </table:table>
      <text:p text:style-name="P11"/>
      <text:p text:style-name="P4">Transmis<text:span text:style-name="T7">sion</text:span> <text:span text:style-name="T8">de la demande de plans modificatifs</text:span></text:p>
      <text:p text:style-name="P3"/>
      <text:p text:style-name="P15"><text:span text:style-name="T5"/></text:p>
      <text:p text:style-name="P8"/>
      <text:p text:style-name="P5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8">Monsieur le Fonctionnaire Technique</text:span>,</text:p>
      <text:p text:style-name="P5"/>
      <text:p text:style-name="P9">Dans le cadre de la demande dont question sous rubrique, vous trouverez, en annexe, une copie du courrier envoyé, au demandeur, conformément <text:span text:style-name="T20">à l'Arreté du Gouvernement Wallon du 4 juillet 2002 relatif à la procédure et à diverses mesures d'exécution du </text:span>décret <text:span text:style-name="T19">du 11 mars 1999 </text:span>relatif au<text:span text:style-name="T19">x permis d'environnement</text:span>.</text:p>
      <text:p text:style-name="P6"/>
      <text:p text:style-name="P6"><text:span text:style-name="T9">Je vous informe qu’en séance du </text:span><text:span text:style-name="T11"><text:text-input text:description="Permis de bâtir-Date du dernier rapport de collège">licence_view.format_date(self.getLastDecisionProjectFromSPWEv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7"/>
      <text:p text:style-name="P7">Nous vous en souhaitons bonne réception et nous vous prions d'agréer, <text:span text:style-name="T18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d6548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d6548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text-properties fo:font-size="10.5pt" officeooo:paragraph-rsid="004d6548" style:font-name="Arial" style:font-size-asian="10.5pt" style:font-size-complex="10.5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4d6548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d6548" style:font-name="Arial" style:font-size-asian="10pt" style:font-size-complex="10pt"/>
    </style:style>
    <style:style style:family="paragraph" style:name="P14" style:parent-style-name="UrbanTitle2">
      <style:paragraph-properties fo:text-align="start" style:justify-single-word="false"/>
      <style:text-properties fo:font-size="11pt" fo:font-style="normal" fo:font-weight="bold" officeooo:paragraph-rsid="004d654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bda3c"/>
    </style:style>
    <style:style style:family="text" style:name="T9">
      <style:text-properties fo:country="BE" fo:language="fr" style:font-name-complex="Calibri"/>
    </style:style>
    <style:style style:family="text" style:name="T10">
      <style:text-properties fo:country="BE" fo:language="fr" officeooo:rsid="003bc4f2" style:font-name-complex="Calibri"/>
    </style:style>
    <style:style style:family="text" style:name="T11">
      <style:text-properties fo:background-color="transparent" fo:country="BE" fo:language="fr" loext:char-shading-value="0" style:font-name-complex="Arial"/>
    </style:style>
    <style:style style:family="text" style:name="T12">
      <style:text-properties fo:background-color="transparent" fo:country="BE" fo:language="fr" loext:char-shading-value="0" officeooo:rsid="003437cd" style:font-name-complex="Arial"/>
    </style:style>
    <style:style style:family="text" style:name="T13">
      <style:text-properties style:font-name-complex="Arial"/>
    </style:style>
    <style:style style:family="text" style:name="T14">
      <style:text-properties style:font-name-complex="Calibri"/>
    </style:style>
    <style:style style:family="text" style:name="T15">
      <style:text-properties officeooo:rsid="002de73c" style:font-name-complex="Calibri"/>
    </style:style>
    <style:style style:family="text" style:name="T16">
      <style:text-properties fo:background-color="#fff200" fo:color="#ce181e" loext:char-shading-value="0" officeooo:rsid="002cf8be"/>
    </style:style>
    <style:style style:family="text" style:name="T17">
      <style:text-properties officeooo:rsid="00362119"/>
    </style:style>
    <style:style style:family="text" style:name="T18">
      <style:text-properties officeooo:rsid="00318bbc"/>
    </style:style>
    <style:style style:family="text" style:name="T19">
      <style:text-properties officeooo:rsid="003bc4f2"/>
    </style:style>
    <style:style style:family="text" style:name="T20">
      <style:text-properties officeooo:rsid="0049ad04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6">VILLE</text:span></text:p>
            <text:p text:style-name="P2">ADRESSE</text:p>
            <text:p text:style-name="P14">RECOMMANDÉ</text:p>
          </table:table-cell>
        </table:table-row>
      </table:table>
      <text:p text:style-name="P11"/>
      <text:p text:style-name="P4">Transmis<text:span text:style-name="T7">sion</text:span> <text:span text:style-name="T8">de la demande de plans modificatifs</text:span></text:p>
      <text:p text:style-name="P3"/>
      <text:p text:style-name="P15"><text:span text:style-name="T5"/></text:p>
      <text:p text:style-name="P8"/>
      <text:p text:style-name="P5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8">Monsieur le Fonctionnaire Technique</text:span>,</text:p>
      <text:p text:style-name="P5"/>
      <text:p text:style-name="P9">Dans le cadre de la demande dont question sous rubrique, vous trouverez, en annexe, une copie du courrier envoyé, au demandeur, conformément <text:span text:style-name="T20">à l'Arreté du Gouvernement Wallon du 4 juillet 2002 relatif à la procédure et à diverses mesures d'exécution du </text:span>décret <text:span text:style-name="T19">du 11 mars 1999 </text:span>relatif au<text:span text:style-name="T19">x permis d'environnement</text:span>.</text:p>
      <text:p text:style-name="P6"/>
      <text:p text:style-name="P6"><text:span text:style-name="T9">Je vous informe qu’en séance du </text:span><text:span text:style-name="T11"><text:text-input text:description="Permis de bâtir-Date du dernier rapport de collège">licence_view.format_date(self.getLastDecisionProjectFromSPWEv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7"/>
      <text:p text:style-name="P7">Nous vous en souhaitons bonne réception et nous vous prions d'agréer, <text:span text:style-name="T18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d6548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d6548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text-properties fo:font-size="10.5pt" officeooo:paragraph-rsid="004d6548" style:font-name="Arial" style:font-size-asian="10.5pt" style:font-size-complex="10.5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4d6548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d6548" style:font-name="Arial" style:font-size-asian="10pt" style:font-size-complex="10pt"/>
    </style:style>
    <style:style style:family="paragraph" style:name="P14" style:parent-style-name="UrbanTitle2">
      <style:paragraph-properties fo:text-align="start" style:justify-single-word="false"/>
      <style:text-properties fo:font-size="11pt" fo:font-style="normal" fo:font-weight="bold" officeooo:paragraph-rsid="004d654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bda3c"/>
    </style:style>
    <style:style style:family="text" style:name="T9">
      <style:text-properties fo:country="BE" fo:language="fr" style:font-name-complex="Calibri"/>
    </style:style>
    <style:style style:family="text" style:name="T10">
      <style:text-properties fo:country="BE" fo:language="fr" officeooo:rsid="003bc4f2" style:font-name-complex="Calibri"/>
    </style:style>
    <style:style style:family="text" style:name="T11">
      <style:text-properties fo:background-color="transparent" fo:country="BE" fo:language="fr" loext:char-shading-value="0" style:font-name-complex="Arial"/>
    </style:style>
    <style:style style:family="text" style:name="T12">
      <style:text-properties fo:background-color="transparent" fo:country="BE" fo:language="fr" loext:char-shading-value="0" officeooo:rsid="003437cd" style:font-name-complex="Arial"/>
    </style:style>
    <style:style style:family="text" style:name="T13">
      <style:text-properties style:font-name-complex="Arial"/>
    </style:style>
    <style:style style:family="text" style:name="T14">
      <style:text-properties style:font-name-complex="Calibri"/>
    </style:style>
    <style:style style:family="text" style:name="T15">
      <style:text-properties officeooo:rsid="002de73c" style:font-name-complex="Calibri"/>
    </style:style>
    <style:style style:family="text" style:name="T16">
      <style:text-properties fo:background-color="#fff200" fo:color="#ce181e" loext:char-shading-value="0" officeooo:rsid="002cf8be"/>
    </style:style>
    <style:style style:family="text" style:name="T17">
      <style:text-properties officeooo:rsid="00362119"/>
    </style:style>
    <style:style style:family="text" style:name="T18">
      <style:text-properties officeooo:rsid="00318bbc"/>
    </style:style>
    <style:style style:family="text" style:name="T19">
      <style:text-properties officeooo:rsid="003bc4f2"/>
    </style:style>
    <style:style style:family="text" style:name="T20">
      <style:text-properties officeooo:rsid="0049ad04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6">VILLE</text:span></text:p>
            <text:p text:style-name="P2">ADRESSE</text:p>
            <text:p text:style-name="P14">RECOMMANDÉ</text:p>
          </table:table-cell>
        </table:table-row>
      </table:table>
      <text:p text:style-name="P11"/>
      <text:p text:style-name="P4">Transmis<text:span text:style-name="T7">sion</text:span> <text:span text:style-name="T8">de la demande de plans modificatifs</text:span></text:p>
      <text:p text:style-name="P3"/>
      <text:p text:style-name="P15"><text:span text:style-name="T5"/></text:p>
      <text:p text:style-name="P8"/>
      <text:p text:style-name="P5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8">Monsieur le Fonctionnaire Technique</text:span>,</text:p>
      <text:p text:style-name="P5"/>
      <text:p text:style-name="P9">Dans le cadre de la demande dont question sous rubrique, vous trouverez, en annexe, une copie du courrier envoyé, au demandeur, conformément <text:span text:style-name="T20">à l'Arreté du Gouvernement Wallon du 4 juillet 2002 relatif à la procédure et à diverses mesures d'exécution du </text:span>décret <text:span text:style-name="T19">du 11 mars 1999 </text:span>relatif au<text:span text:style-name="T19">x permis d'environnement</text:span>.</text:p>
      <text:p text:style-name="P6"/>
      <text:p text:style-name="P6"><text:span text:style-name="T9">Je vous informe qu’en séance du </text:span><text:span text:style-name="T11"><text:text-input text:description="Permis de bâtir-Date du dernier rapport de collège">licence_view.format_date(self.getLastDecisionProjectFromSPWEv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7"/>
      <text:p text:style-name="P7">Nous vous en souhaitons bonne réception et nous vous prions d'agréer, <text:span text:style-name="T18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4:49.190822449</dc:date>
    <dc:language>fr-FR</dc:language>
    <meta:editing-cycles>133</meta:editing-cycles>
    <meta:editing-duration>P1DT9H43M39S</meta:editing-duration>
    <meta:document-statistic meta:table-count="1" meta:image-count="0" meta:object-count="0" meta:page-count="1" meta:paragraph-count="15" meta:word-count="187" meta:character-count="1371" meta:non-whitespace-character-count="1216"/>
    <meta:user-defined meta:name="Info 1"/>
    <meta:user-defined meta:name="Info 2"/>
    <meta:user-defined meta:name="Info 3"/>
    <meta:user-defined meta:name="Info 4"/>
  </office:meta>
</office:document-meta>
</file>